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5791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uch Pad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table:number-columns-repeated="6"/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/>
          <table:table-cell table:style-name="ce4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22:17:49.87238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4.3$FreeBSD_X86_64 LibreOffice_project/520$Build-3</meta:generator>
    <dc:date>2025-06-28T22:18:03.646669000</dc:date>
    <meta:editing-duration>PT8H54M43S</meta:editing-duration>
    <meta:editing-cycles>116</meta:editing-cycles>
    <meta:document-statistic meta:table-count="1" meta:cell-count="50" meta:object-count="0"/>
  </office:meta>
</office:document-meta>
</file>